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paragraph-properties fo:text-align="justify"/>
    </style:style>
    <style:style style:name="P19" style:parent-style-name="Normální" style:family="paragraph">
      <style:paragraph-properties fo:text-align="justify"/>
    </style:style>
    <style:style style:name="P20" style:parent-style-name="Normální" style:family="paragraph">
      <style:paragraph-properties fo:text-align="justify"/>
    </style:style>
    <style:style style:name="P21" style:parent-style-name="Normální" style:family="paragraph">
      <style:paragraph-properties fo:text-align="justify"/>
    </style:style>
    <style:style style:name="P22" style:parent-style-name="odrážka1" style:family="paragraph">
      <style:paragraph-properties fo:text-align="justify"/>
    </style:style>
    <style:style style:name="T23" style:parent-style-name="Standardnípísmoodstavce" style:family="text">
      <style:text-properties style:font-name-complex="Calibri"/>
    </style:style>
    <style:style style:name="P24" style:parent-style-name="odrážka1" style:family="paragraph">
      <style:paragraph-properties fo:margin-left="0.25in">
        <style:tab-stops/>
      </style:paragraph-properties>
    </style:style>
    <style:style style:name="P25" style:parent-style-name="odrážka1" style:family="paragraph">
      <style:paragraph-properties fo:margin-left="0.25in">
        <style:tab-stops/>
      </style:paragraph-properties>
    </style:style>
    <style:style style:name="P26" style:parent-style-name="odrážka1" style:family="paragraph">
      <style:paragraph-properties fo:margin-left="0.25in">
        <style:tab-stops/>
      </style:paragraph-properties>
    </style:style>
    <style:style style:name="P27" style:parent-style-name="Normální" style:family="paragraph">
      <style:paragraph-properties fo:text-align="justify"/>
    </style:style>
    <style:style style:name="T28" style:parent-style-name="Standardnípísmoodstavce" style:family="text">
      <style:text-properties fo:font-weight="bold" style:font-weight-asian="bold"/>
    </style:style>
    <style:style style:name="P29" style:parent-style-name="Normální" style:family="paragraph">
      <style:paragraph-properties fo:text-align="justify"/>
      <style:text-properties fo:font-weight="bold" style:font-weight-asian="bold"/>
    </style:style>
    <style:style style:name="P30" style:parent-style-name="Normální" style:family="paragraph">
      <style:paragraph-properties fo:text-align="justify"/>
    </style:style>
    <style:style style:name="P31" style:parent-style-name="Normální" style:family="paragraph">
      <style:paragraph-properties fo:text-align="justify"/>
    </style:style>
    <style:style style:name="T32" style:parent-style-name="Standardnípísmoodstavce" style:family="text">
      <style:text-properties style:font-name-complex="Calibri"/>
    </style:style>
    <style:style style:name="P33" style:parent-style-name="Normální" style:family="paragraph">
      <style:paragraph-properties fo:text-align="justify"/>
    </style:style>
    <style:style style:name="P34" style:parent-style-name="Normální" style:family="paragraph">
      <style:paragraph-properties fo:text-align="justify"/>
    </style:style>
    <style:style style:name="P35" style:parent-style-name="Normální" style:family="paragraph">
      <style:paragraph-properties fo:text-align="justify"/>
    </style:style>
    <style:style style:name="T36" style:parent-style-name="Standardnípísmoodstavce" style:family="text">
      <style:text-properties style:font-name-complex="Calibri"/>
    </style:style>
    <style:style style:name="P37" style:parent-style-name="Normální" style:family="paragraph">
      <style:paragraph-properties fo:text-align="justify"/>
    </style:style>
    <style:style style:name="P38" style:parent-style-name="Normální" style:family="paragraph">
      <style:paragraph-properties fo:text-align="justify"/>
    </style:style>
    <style:style style:name="P39" style:parent-style-name="Normální" style:family="paragraph">
      <style:paragraph-properties fo:text-align="justify"/>
    </style:style>
    <style:style style:name="P40" style:parent-style-name="Normální" style:family="paragraph">
      <style:paragraph-properties fo:text-align="justify"/>
    </style:style>
    <style:style style:name="P41" style:parent-style-name="Normální" style:family="paragraph">
      <style:paragraph-properties fo:text-align="justify"/>
    </style:style>
    <style:style style:name="P42" style:parent-style-name="Normální" style:family="paragraph">
      <style:paragraph-properties fo:text-align="justify"/>
    </style:style>
    <style:style style:name="P43" style:parent-style-name="Normální" style:family="paragraph">
      <style:paragraph-properties fo:text-align="justify"/>
    </style:style>
    <style:style style:name="P44" style:parent-style-name="Normální" style:family="paragraph">
      <style:paragraph-properties fo:text-align="justify">
        <style:tab-stops>
          <style:tab-stop style:type="center" style:position="4.3312in"/>
        </style:tab-stops>
      </style:paragraph-properties>
    </style:style>
    <style:style style:name="P45" style:parent-style-name="Normální" style:family="paragraph">
      <style:paragraph-properties fo:text-align="justify">
        <style:tab-stops>
          <style:tab-stop style:type="center" style:position="4.3312in"/>
        </style:tab-stops>
      </style:paragraph-properties>
    </style:style>
    <style:style style:name="P46" style:parent-style-name="Normální" style:family="paragraph">
      <style:paragraph-properties fo:text-align="justify">
        <style:tab-stops>
          <style:tab-stop style:type="center" style:position="4.3312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2/2019<text:bookmark-end text:name="Text14"/></text:p>
            <text:p text:style-name="Normální">KVOP-41504/2019<text:bookmark-end text:name="Text2"/></text:p>
            <text:p text:style-name="Normální"><text:bookmark-start text:name="Text6"/>10. 09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JUDr. J. D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P18">Vážený pane<text:s/>D.,</text:p>
      <text:p text:style-name="P19"/>
      <text:p text:style-name="P20">dne<text:s/>4.<text:s/>9. 2019<text:s/>byla do Kanceláře veřejného ochránce práv doručena Vaše žádost podle zákona č. 106/1999 Sb., o svobodném přístupu k informacím, ve znění pozdějších předpisů, kterou žádáte o zodpovězení následujících otázek:</text:p>
      <text:p text:style-name="P21"/>
      <text:list text:style-name="LFO11" text:continue-numbering="true">
        <text:list-item>
          <text:p text:style-name="P22">Žádost o poskytnutí informace, zda a případně též jakým způsobem jsou v kanceláři VOP, resp. při jeho činnosti, řešeny jednotlivé druhy zajištění ochrany utajovaných informací podle<text:s/><text:span text:style-name="T23">§ 5 zákona č. 412/2005 Sb. (administrativní bezpečnost, fyzická bezpečnost atd.) tedy zejména v gesci kterých organizačních útvarů tato agenda je, u kolika zaměstnanců se vyžaduje, aby byli držiteli oznámení o přístupu k utajované informaci stupně utajení Vyhrazené podle § 6, příp. osvědčení fyzické osoby podle § 11 zák. č. 412/2005 Sb., apod.</text:span></text:p>
        </text:list-item>
        <text:list-item>
          <text:p text:style-name="odrážka1">Žádost o sdělení, zda a příp. jaký byl další vývoj v níže uvedené věci? Jaký je současný názor VOP na tuto problematiku?</text:p>
        </text:list-item>
      </text:list>
      <text:p text:style-name="P24">Dne 20. 2. 2019 informoval VOP na svých stránkách o tom, že vyrozuměl vládu v následující věci:<text:s/><text:a xlink:href="https://www.ochrance.cz/aktualne/tiskove-zpravy-2019/ministr-vnitra-brani-ombudsmance-v-setreni/" office:target-frame-name="_top" xlink:show="replace"><text:span text:style-name="Hypertextovýodkaz">https://www.ochrance.cz/aktualne/tiskove-zpravy-2019/ministr-vnitra-brani-ombudsmance-v-setreni/</text:span></text:a></text:p>
      <text:p text:style-name="P25">Dne 4. 3. 2019 informoval média o stanovisku vlády:</text:p>
      <text:p text:style-name="P26"><text:a xlink:href="https://www.lidovky.cz/domov/vlada-dala-za-pravdu-hamackovi-vnitro-nemusi-podavat-informace-sabatove.A190304_163622_ln_domov_ele" office:target-frame-name="_top" xlink:show="replace"><text:span text:style-name="Hypertextovýodkaz">https://www.lidovky.cz/domov/vlada-dala-za-pravdu-hamackovi-vnitro-nemusi-podavat-informace-sabatove.A190304_163622_ln_domov_ele</text:span></text:a></text:p>
      <text:p text:style-name="P27">Ve smyslu zákona o svobodném přístupu k informacím,<text:s/><text:span text:style-name="T28">se poskytují níže uvedené informace:</text:span></text:p>
      <text:p text:style-name="P29"/>
      <text:p text:style-name="P30">K bodu č. 1)</text:p>
      <text:p text:style-name="P31">sdělujeme, že jednotlivé druhy zajištění ochrany utajovaných informací podle<text:s/><text:span text:style-name="T32">§</text:span><text:s/>5 zákona č. 412/2005 Sb.,<text:s/>o ochraně utajovaných informací a o bezpečnostní způsobilosti, ve znění pozdějších předpisů, (administrativní bezpečnost, fyzická bezpečnost, atd.) jsou řešeny interními předpisy resp. směrnicemi vedoucího Kanceláře veřejného ochránce práv, a to směrnicí č. 7 - Zajištění administrativní bezpečnosti při práci s utajovanými informacemi a směrnicí č. 8 - Zajištění personální bezpečnosti při práci s utajovanými informacemi. Obě směrnice byly vydány v roce 2016 a aktualizovaly předchozí vnitřní předpisy upravující zmiňovanou agendu.</text:p>
      <text:soft-page-break/>
      <text:p text:style-name="P33">Agenda ochrany utajovaných informací je začleněna do gesce odboru vnitřní správy kanceláře veřejného ochránce práv.</text:p>
      <text:p text:style-name="P34"/>
      <text:p text:style-name="P35">Kancelář veřejného ochránce práv vyžaduje u 9 zaměstnanců, aby byli držiteli oznámení o přístupu k utajované informaci stupně utajení Vyhrazené podle<text:s/><text:span text:style-name="T36">§</text:span><text:s/>6 zákona č. 412/2005 Sb.</text:p>
      <text:p text:style-name="P37"/>
      <text:p text:style-name="Normální">K bodu č. 2)</text:p>
      <text:p text:style-name="Normální">sdělujeme, že veřejná ochránkyně práv svůj názor na uvedenou problematiku nezměnila a zvažuje obrátit se v této věci na Ústavní soud.<text:s/></text:p>
      <text:p text:style-name="P38"/>
      <text:p text:style-name="P39">S pozdravem</text:p>
      <text:p text:style-name="P40"/>
      <text:p text:style-name="P41"/>
      <text:p text:style-name="P42"/>
      <text:p text:style-name="P43"/>
      <text:p text:style-name="P44"><text:tab/>Ing. Josef Svoboda v. r.</text:p>
      <text:p text:style-name="P45"><text:tab/>vedoucí odboru vnitřní správy</text:p>
      <text:p text:style-name="P46"><text:tab/>(dopis je opatřen elektronickým popisem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rážka1" style:display-name="odrážka 1)" style:family="paragraph" style:parent-style-name="Normální" style:list-style-name="LFO11">
      <style:paragraph-properties fo:margin-bottom="0.1111in" fo:line-height="107%"/>
      <style:text-properties fo:font-size="11pt" style:font-size-asian="11pt" style:font-size-complex="11pt" style:language-asian="en" style:country-asian="US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-complex="Times New Roman"/>
    </style:style>
    <style:style style:name="WW_CharLFO11LVL4" style:family="text">
      <style:text-properties style:font-name-complex="Times New Roman"/>
    </style:style>
    <style:style style:name="WW_CharLFO11LVL5" style:family="text">
      <style:text-properties style:font-name-complex="Times New Roman"/>
    </style:style>
    <style:style style:name="WW_CharLFO11LVL6" style:family="text">
      <style:text-properties style:font-name-complex="Times New Roman"/>
    </style:style>
    <style:style style:name="WW_CharLFO11LVL7" style:family="text">
      <style:text-properties style:font-name-complex="Times New Roman"/>
    </style:style>
    <style:style style:name="WW_CharLFO11LVL8" style:family="text">
      <style:text-properties style:font-name-complex="Times New Roman"/>
    </style:style>
    <style:style style:name="WW_CharLFO11LVL9" style:family="text">
      <style:text-properties style:font-name-complex="Times New Roman"/>
    </style:style>
    <text:list-style style:name="LFO11">
      <text:list-level-style-number text:level="1" text:style-name="WW_CharLFO1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text:style-name="WW_CharLFO11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text:style-name="WW_CharLFO11LVL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SL1U*</text:span>*KVOPX009SL1U*</text:p>
        <text:p text:style-name="P12"><text:span text:style-name="T13">KVOPX009SL1U</text:span>KVOPX009SL1U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10T11:43:00Z</meta:creation-date>
    <dc:date>2019-09-10T11:44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6" meta:word-count="442" meta:character-count="3046" meta:row-count="21" meta:non-whitespace-character-count="2610"/>
  </office:meta>
</office:document-meta>
</file>